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7.69pt"/>
    </style:style>
    <style:style style:name="co2" style:family="table-column">
      <style:table-column-properties fo:break-before="auto" style:column-width="31.49pt"/>
    </style:style>
    <style:style style:name="co3" style:family="table-column">
      <style:table-column-properties fo:break-before="auto" style:column-width="19.76pt"/>
    </style:style>
    <style:style style:name="co4" style:family="table-column">
      <style:table-column-properties fo:break-before="auto" style:column-width="28.35pt"/>
    </style:style>
    <style:style style:name="co5" style:family="table-column">
      <style:table-column-properties fo:break-before="auto" style:column-width="22.8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oj_subject-003" table:style-name="ta1">
        <table:shapes>
          <draw:frame draw:z-index="0" draw:style-name="gr1" draw:text-style-name="P1" svg:width="363.51pt" svg:height="255.09pt" svg:x="263.23pt" svg:y="13.38pt">
            <loext:p draw:notify-on-update-of-ranges="'toj_subject-003'.A2:'toj_subject-003'.E2 'toj_subject-003'.A5:'toj_subject-003'.E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35.11pt" svg:height="255.09pt" svg:x="628.75pt" svg:y="16.38pt">
            <loext:p draw:notify-on-update-of-ranges="'toj_subject-003'.A7:'toj_subject-003'.E7 'toj_subject-003'.A10:'toj_subject-003'.E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48.52pt" svg:height="255.09pt" svg:x="267.22pt" svg:y="294.94pt">
            <loext:p draw:notify-on-update-of-ranges="'toj_subject-003'.A12:'toj_subject-003'.E12 'toj_subject-003'.A15:'toj_subject-003'.E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65.1pt" svg:height="255.09pt" svg:x="633.49pt" svg:y="288.94pt">
            <loext:p draw:notify-on-update-of-ranges="'toj_subject-003'.A17:'toj_subject-003'.E17 'toj_subject-003'.A20:'toj_subject-003'.E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argetLuminance=0.345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4]/[.A3]" office:value-type="float" office:value="0.914285714285714" calcext:value-type="float">
            <text:p>0.9142857143</text:p>
          </table:table-cell>
          <table:table-cell table:formula="of:=[.B4]/[.B3]" office:value-type="float" office:value="0.685714285714286" calcext:value-type="float">
            <text:p>0.6857142857</text:p>
          </table:table-cell>
          <table:table-cell table:formula="of:=[.C4]/[.C3]" office:value-type="float" office:value="0.571428571428571" calcext:value-type="float">
            <text:p>0.5714285714</text:p>
          </table:table-cell>
          <table:table-cell table:formula="of:=[.D4]/[.D3]" office:value-type="float" office:value="0.2" calcext:value-type="float">
            <text:p>0.2</text:p>
          </table:table-cell>
          <table:table-cell table:formula="of:=[.E4]/[.E3]" office:value-type="float" office:value="0.171428571428571" calcext:value-type="float">
            <text:p>0.1714285714</text:p>
          </table:table-cell>
        </table:table-row>
        <table:table-row table:style-name="ro1">
          <table:table-cell office:value-type="string" calcext:value-type="string">
            <text:p>TargetLuminance=0.471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9]/[.A8]" office:value-type="float" office:value="0.857142857142857" calcext:value-type="float">
            <text:p>0.8571428571</text:p>
          </table:table-cell>
          <table:table-cell table:formula="of:=[.B9]/[.B8]" office:value-type="float" office:value="0.714285714285714" calcext:value-type="float">
            <text:p>0.7142857143</text:p>
          </table:table-cell>
          <table:table-cell table:formula="of:=[.C9]/[.C8]" office:value-type="float" office:value="0.542857142857143" calcext:value-type="float">
            <text:p>0.5428571429</text:p>
          </table:table-cell>
          <table:table-cell table:formula="of:=[.D9]/[.D8]" office:value-type="float" office:value="0.142857142857143" calcext:value-type="float">
            <text:p>0.1428571429</text:p>
          </table:table-cell>
          <table:table-cell table:formula="of:=[.E9]/[.E8]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TargetLuminance=0.596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4]/[.A13]" office:value-type="float" office:value="0.8" calcext:value-type="float">
            <text:p>0.8</text:p>
          </table:table-cell>
          <table:table-cell table:formula="of:=[.B14]/[.B13]" office:value-type="float" office:value="0.685714285714286" calcext:value-type="float">
            <text:p>0.6857142857</text:p>
          </table:table-cell>
          <table:table-cell table:formula="of:=[.C14]/[.C13]" office:value-type="float" office:value="0.6" calcext:value-type="float">
            <text:p>0.6</text:p>
          </table:table-cell>
          <table:table-cell table:formula="of:=[.D14]/[.D13]" office:value-type="float" office:value="0.2" calcext:value-type="float">
            <text:p>0.2</text:p>
          </table:table-cell>
          <table:table-cell table:formula="of:=[.E14]/[.E13]" office:value-type="float" office:value="0.228571428571429" calcext:value-type="float">
            <text:p>0.2285714286</text:p>
          </table:table-cell>
        </table:table-row>
        <table:table-row table:style-name="ro1">
          <table:table-cell office:value-type="string" calcext:value-type="string">
            <text:p>TargetLuminance=0.878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formula="of:=[.A19]/[.A18]" office:value-type="float" office:value="0.828571428571429" calcext:value-type="float">
            <text:p>0.8285714286</text:p>
          </table:table-cell>
          <table:table-cell table:formula="of:=[.B19]/[.B18]" office:value-type="float" office:value="0.6" calcext:value-type="float">
            <text:p>0.6</text:p>
          </table:table-cell>
          <table:table-cell table:formula="of:=[.C19]/[.C18]" office:value-type="float" office:value="0.542857142857143" calcext:value-type="float">
            <text:p>0.5428571429</text:p>
          </table:table-cell>
          <table:table-cell table:formula="of:=[.D19]/[.D18]" office:value-type="float" office:value="0.257142857142857" calcext:value-type="float">
            <text:p>0.2571428571</text:p>
          </table:table-cell>
          <table:table-cell table:formula="of:=[.E19]/[.E18]" office:value-type="float" office:value="0.257142857142857" calcext:value-type="float">
            <text:p>0.25714285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7T20:26:29.987000000</dc:date>
    <meta:editing-duration>PT11M6S</meta:editing-duration>
    <meta:editing-cycles>1</meta:editing-cycles>
    <meta:document-statistic meta:table-count="1" meta:cell-count="84" meta:object-count="4"/>
    <meta:generator>LibreOffice/5.0.0.5$Windows_X86_64 LibreOffice_project/1b1a90865e348b492231e1c451437d7a15bb262b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2.825cm" svg:height="9cm" xlink:href=".." xlink:type="simple" chart:class="chart:scatter" chart:style-name="ch1">
        <chart:plot-area chart:style-name="ch2" table:cell-range-address="'toj_subject-003'.A2:'toj_subject-003'.E2 'toj_subject-003'.A5:'toj_subject-003'.E5" svg:x="0.256cm" svg:y="0.18cm" svg:width="12.313cm" svg:height="8.64cm">
          <chartooo:coordinate-region svg:x="0.64cm" svg:y="0.379cm" svg:width="11.597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toj_subject-003'.A5:'toj_subject-003'.E5" chart:class="chart:scatter">
            <chart:domain table:cell-range-address="'toj_subject-003'.A2:'toj_subject-003'.E2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-0.1">
                <text:p>-0.1</text:p>
                <draw:g>
                  <svg:desc>'toj_subject-003'.A2:'toj_subject-003'.E2</svg:desc>
                </draw:g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914285714285714">
                <text:p>0.914285714285714</text:p>
                <draw:g>
                  <svg:desc>'toj_subject-003'.A5:'toj_subject-003'.E5</svg:desc>
                </draw:g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2">
                <text:p>0.2</text:p>
              </table:table-cell>
              <table:table-cell office:value-type="float" office:value="0.171428571428571">
                <text:p>0.171428571428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_64 LibreOffice_project/1b1a90865e348b492231e1c451437d7a15bb262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1.823cm" svg:height="9cm" xlink:href=".." xlink:type="simple" chart:class="chart:scatter" chart:style-name="ch1">
        <chart:plot-area chart:style-name="ch2" table:cell-range-address="'toj_subject-003'.A7:'toj_subject-003'.E7 'toj_subject-003'.A10:'toj_subject-003'.E10" svg:x="0.236cm" svg:y="0.18cm" svg:width="11.351cm" svg:height="8.64cm">
          <chartooo:coordinate-region svg:x="0.62cm" svg:y="0.379cm" svg:width="10.635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toj_subject-003'.A10:'toj_subject-003'.E10" chart:class="chart:scatter">
            <chart:domain table:cell-range-address="'toj_subject-003'.A7:'toj_subject-003'.E7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-0.1">
                <text:p>-0.1</text:p>
                <draw:g>
                  <svg:desc>'toj_subject-003'.A7:'toj_subject-003'.E7</svg:desc>
                </draw:g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.857142857142857">
                <text:p>0.857142857142857</text:p>
                <draw:g>
                  <svg:desc>'toj_subject-003'.A10:'toj_subject-003'.E10</svg:desc>
                </draw:g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_64 LibreOffice_project/1b1a90865e348b492231e1c451437d7a15bb262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2.296cm" svg:height="9cm" xlink:href=".." xlink:type="simple" chart:class="chart:scatter" chart:style-name="ch1">
        <chart:plot-area chart:style-name="ch2" table:cell-range-address="'toj_subject-003'.A12:'toj_subject-003'.E12 'toj_subject-003'.A15:'toj_subject-003'.E15" svg:x="0.245cm" svg:y="0.18cm" svg:width="11.806cm" svg:height="8.64cm">
          <chartooo:coordinate-region svg:x="0.629cm" svg:y="0.379cm" svg:width="11.09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toj_subject-003'.A15:'toj_subject-003'.E15" chart:class="chart:scatter">
            <chart:domain table:cell-range-address="'toj_subject-003'.A12:'toj_subject-003'.E12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-0.1">
                <text:p>-0.1</text:p>
                <draw:g>
                  <svg:desc>'toj_subject-003'.A12:'toj_subject-003'.E12</svg:desc>
                </draw:g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.8">
                <text:p>0.8</text:p>
                <draw:g>
                  <svg:desc>'toj_subject-003'.A15:'toj_subject-003'.E15</svg:desc>
                </draw:g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  <table:table-cell office:value-type="float" office:value="0.228571428571429">
                <text:p>0.2285714285714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_64 LibreOffice_project/1b1a90865e348b492231e1c451437d7a15bb262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881cm" svg:height="9cm" xlink:href=".." xlink:type="simple" chart:class="chart:scatter" chart:style-name="ch1">
        <chart:legend chart:legend-position="end" svg:x="10.988cm" svg:y="4.201cm" style:legend-expansion="high" chart:style-name="ch2"/>
        <chart:plot-area chart:style-name="ch3" table:cell-range-address="'toj_subject-003'.A17:'toj_subject-003'.E17 'toj_subject-003'.A20:'toj_subject-003'.E20" svg:x="0.257cm" svg:y="0.18cm" svg:width="10.474cm" svg:height="8.64cm">
          <chartooo:coordinate-region svg:x="0.641cm" svg:y="0.379cm" svg:width="9.75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oj_subject-003'.A20:'toj_subject-003'.E20" chart:class="chart:scatter">
            <chart:domain table:cell-range-address="'toj_subject-003'.A17:'toj_subject-003'.E17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-0.1">
                <text:p>-0.1</text:p>
                <draw:g>
                  <svg:desc>'toj_subject-003'.A17:'toj_subject-003'.E17</svg:desc>
                </draw:g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0.828571428571429">
                <text:p>0.828571428571429</text:p>
                <draw:g>
                  <svg:desc>'toj_subject-003'.A20:'toj_subject-003'.E20</svg:desc>
                </draw:g>
              </table:table-cell>
              <table:table-cell office:value-type="float" office:value="0.6">
                <text:p>0.6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0.257142857142857">
                <text:p>0.257142857142857</text:p>
              </table:table-cell>
              <table:table-cell office:value-type="float" office:value="0.257142857142857">
                <text:p>0.2571428571428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_64 LibreOffice_project/1b1a90865e348b492231e1c451437d7a15bb262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